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7bfdf" officeooo:paragraph-rsid="0017bfdf"/>
    </style:style>
    <style:style style:name="P2" style:family="paragraph" style:parent-style-name="Standard">
      <style:text-properties officeooo:rsid="0017bfdf" officeooo:paragraph-rsid="0017bfdf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bfdf" officeooo:paragraph-rsid="0017bfdf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7bfdf" officeooo:paragraph-rsid="0017bfdf" style:font-weight-asian="bold" style:font-weight-complex="bold"/>
    </style:style>
    <style:style style:name="P5" style:family="paragraph" style:parent-style-name="Standard" style:list-style-name="L1">
      <style:text-properties officeooo:rsid="0017bfdf" officeooo:paragraph-rsid="0017bfdf"/>
    </style:style>
    <style:style style:name="P6" style:family="paragraph" style:parent-style-name="Standard" style:list-style-name="L1">
      <style:text-properties officeooo:rsid="0019485c" officeooo:paragraph-rsid="0019485c"/>
    </style:style>
    <style:style style:name="P7" style:family="paragraph" style:parent-style-name="Standard" style:list-style-name="L1">
      <style:text-properties officeooo:rsid="001ea2b6" officeooo:paragraph-rsid="001ea2b6"/>
    </style:style>
    <style:style style:name="P8" style:family="paragraph" style:parent-style-name="Standard" style:list-style-name="">
      <style:text-properties officeooo:rsid="001ea2b6" officeooo:paragraph-rsid="001ea2b6"/>
    </style:style>
    <style:style style:name="P9" style:family="paragraph" style:parent-style-name="Standard" style:list-style-name="L1">
      <style:text-properties officeooo:rsid="001fb247" officeooo:paragraph-rsid="001fb247"/>
    </style:style>
    <style:style style:name="P10" style:family="paragraph" style:parent-style-name="Standard">
      <style:paragraph-properties fo:text-align="center" style:justify-single-word="false"/>
      <style:text-properties officeooo:rsid="001fb247" officeooo:paragraph-rsid="001fb247"/>
    </style:style>
    <style:style style:name="P11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fb247" officeooo:paragraph-rsid="001fb247" style:font-weight-asian="bold" style:font-weight-complex="bold"/>
    </style:style>
    <style:style style:name="T1" style:family="text">
      <style:text-properties officeooo:rsid="0019485c"/>
    </style:style>
    <style:style style:name="T2" style:family="text">
      <style:text-properties officeooo:rsid="001b3323"/>
    </style:style>
    <style:style style:name="T3" style:family="text">
      <style:text-properties fo:font-size="22pt"/>
    </style:style>
    <style:style style:name="T4" style:family="text">
      <style:text-properties fo:font-size="20pt"/>
    </style:style>
    <style:style style:name="T5" style:family="text">
      <style:text-properties officeooo:rsid="001ca5e3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itre 2<text:span text:style-name="T3"> : </text:span><text:span text:style-name="T4">Les brassages génétiques au cours de la reproduction sexuée</text:span></text:p>
      <text:p text:style-name="P2"/>
      <text:p text:style-name="P2"/>
      <text:list xml:id="list4444614688882300132" text:style-name="L1">
        <text:list-item>
          <text:p text:style-name="P4">Le brassage interchromosomique au cours de la méiose</text:p>
          <text:p text:style-name="P5"><text:tab/>// <text:span text:style-name="T1">avec </text:span>schéma T1ACh2-I //</text:p>
          <text:p text:style-name="P5">Les gènes sont indépendants, donc ils sont portés par 2 paires de chromosomes différentes</text:p>
          <text:p text:style-name="P5">F1 homogène → P1 et P2 sont de lignées pures, ils sont homozygotes pour les 2 génotypes étudiés</text:p>
          <text:p text:style-name="P5">Problématique : Combien de gamètes génétiquement différents va produire le F1 et dans quelle proportion ?</text:p>
          <text:p text:style-name="P5">→ On réalise un test-cross</text:p>
          <text:list>
            <text:list-header>
              <text:p text:style-name="P5">Dans un test-cross, on croise toujours l’hybride (F1) avec le double homozygote récessif (P2)</text:p>
              <text:p text:style-name="P5">Le P2 ne produit qu’un seul type de gamète qui porte des allèles récessifs, donc les phénotypes des descendants du croisement dépendront uniquement des allèles transmis par les gamètes du F1.</text:p>
              <text:p text:style-name="P6">Le test-cross permet de savoir :</text:p>
              <text:list>
                <text:list-item>
                  <text:p text:style-name="P6">Nombre de gamètes génétiquement différents produits par l’hybride</text:p>
                </text:list-item>
                <text:list-item>
                  <text:p text:style-name="P6">Les proportions de ces gamètes</text:p>
                </text:list-item>
              </text:list>
            </text:list-header>
          </text:list>
          <text:p text:style-name="P6">Le brassage interchromosomique se prépare en métaphase de première division lors de la disposition des homologues de part et d’autre du plan équatorial, <text:span text:style-name="T2">et il se réalise en anaphase de première division lors de la séparation et migration des homologues vers les pôles.</text:span></text:p>
          <text:p text:style-name="P6"/>
          <text:p text:style-name="P6">// <text:span text:style-name="T5">Schémas gamétogénèse + Echiquier de croisement //</text:span></text:p>
          <text:p text:style-name="P6"/>
          <text:p text:style-name="P7"/>
          <text:p text:style-name="P7">Le croisement entre deux lignées pures qui diffèrent par deux caractères régies par deux couples d’allèles va permettre d’établir les relations de dominance et de récessivité de chaque gène.</text:p>
          <text:p text:style-name="P7">La réalisation d’un test-cross correspond au croisement entre un hybride (hétérozygote) avec le parent double zygote récessif, il en résulte 4 phénotypes :</text:p>
          <text:list text:continue-numbering="true">
            <text:list-header>
              <text:p text:style-name="P7">2 phénotypes parentaux, 2 phénotypes recombinés</text:p>
            </text:list-header>
          </text:list>
          <text:p text:style-name="P7">Ces 4 phénotypes sont en équiproportion → l’hybride produit 4 types de gamètes en équiproportion</text:p>
          <text:list text:continue-numbering="true">
            <text:list-header>
              <text:p text:style-name="P7">Un chromosome de chaque pair s’est associé de manière aléatoire avec un chromosome de l’autre paire au cours de la gamétogenèse chez l’hybride.</text:p>
            </text:list-header>
          </text:list>
          <text:p text:style-name="P7">% phénotypes recombinés = %phénotypes parentaux</text:p>
          <text:p text:style-name="P7">=&gt; gènes indépendants</text:p>
          <text:p text:style-name="P7"/>
        </text:list-item>
      </text:list>
      <text:p text:style-name="P8"/>
      <text:list xml:id="list82709199175254" text:continue-numbering="true" text:style-name="L1">
        <text:list-item>
          <text:p text:style-name="P11">Le brassage intra-chromosomique au cours de la méiose</text:p>
          <text:list>
            <text:list-item>
              <text:p text:style-name="P9">Cellules germinales qui subissent la méiose</text:p>
            </text:list-item>
            <text:list-item>
              <text:p text:style-name="P9">Brassage au sein de chromosomes homologues</text:p>
            </text:list-item>
            <text:list-item>
              <text:p text:style-name="P9">En prophase de 1<text:span text:style-name="T6">re</text:span> division de méiose : des chromosomes homologues s’apparient</text:p>
              <text:p text:style-name="P9">Ces enjambements sont visibles au microscope optique puisqu’on voit des chiasmas</text:p>
            </text:list-item>
            <text:list-item>
              <text:p text:style-name="P9">Il va se produire des échanges de segments de chromatides non sœurs entre chromosomes homologues</text:p>
              <text:p text:style-name="P9">Ça s’appelle un crossing-over</text:p>
              <text:p text:style-name="P9">à l’issu d’un crossing-over, les chromatides sœurs ne possèdent plus les même combinaisons alléliques</text:p>
            </text:list-item>
            <text:list-item>
              <text:p text:style-name="P9">Les brassages intra-chromosomiques n’arrive pas toujours au même endroit</text:p>
            </text:list-item>
            <text:list-item>
              <text:p text:style-name="P9">Si 100 gènes liés sur une paire de chromosomes</text:p>
              <text:list>
                <text:list-header>
                  <text:p text:style-name="P9">2^100 gamètes génétiques possibles</text:p>
                </text:list-header>
              </text:list>
            </text:list-item>
          </text:list>
        </text:list-item>
      </text:list>
      <text:p text:style-name="P10"/>
      <text:p text:style-name="P10">// Schéma du crossing over //</text:p>
      <text:p text:style-name="P10"/>
      <text:list xml:id="list82708514413531" text:continue-numbering="true" text:style-name="L1">
        <text:list-item>
          <text:list>
            <text:list-item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bfdf" officeooo:paragraph-rsid="0017bf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VT<text:tab/><text:tab/>T1A Ch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3:09:28.202000000</meta:creation-date>
    <dc:date>2019-01-09T08:27:07.567000000</dc:date>
    <meta:editing-duration>PT33M20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35" meta:word-count="425" meta:character-count="2634" meta:non-whitespace-character-count="2261"/>
  </office:meta>
</office:document-meta>
</file>